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Consolas" fo:font-size="15pt" officeooo:rsid="00045817" officeooo:paragraph-rsid="000c94b2" style:font-size-asian="15pt" style:font-size-complex="15pt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style:font-name="Consolas" fo:font-size="15pt" officeooo:rsid="00045817" officeooo:paragraph-rsid="000dda05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Consolas" fo:font-size="15pt" officeooo:rsid="00045817" officeooo:paragraph-rsid="000fd43d" style:font-size-asian="15pt" style:font-size-complex="15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Consolas" fo:font-size="15pt" style:text-underline-style="solid" style:text-underline-width="auto" style:text-underline-color="font-color" officeooo:rsid="00045817" officeooo:paragraph-rsid="000fd43d" style:font-size-asian="15pt" style:font-size-complex="15pt"/>
    </style:style>
    <style:style style:name="T1" style:family="text">
      <style:text-properties fo:color="#ff0000" loext:opacity="100%" style:text-underline-style="solid" style:text-underline-width="auto" style:text-underline-color="font-color"/>
    </style:style>
    <style:style style:name="T2" style:family="text">
      <style:text-properties fo:color="#ff0000" loext:opacity="100%" style:text-underline-style="solid" style:text-underline-width="auto" style:text-underline-color="font-color" officeooo:rsid="00137a3b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style:text-underline-style="solid" style:text-underline-width="auto" style:text-underline-color="font-color"/>
    </style:style>
    <style:style style:name="T5" style:family="text">
      <style:text-properties fo:color="#2a6099" loext:opacity="100%" officeooo:rsid="00097e41"/>
    </style:style>
    <style:style style:name="T6" style:family="text">
      <style:text-properties fo:color="#2a6099" loext:opacity="100%" officeooo:rsid="000b2038"/>
    </style:style>
    <style:style style:name="T7" style:family="text">
      <style:text-properties fo:color="#2a6099" loext:opacity="100%" style:text-underline-style="none" fo:background-color="transparent" loext:char-shading-value="0"/>
    </style:style>
    <style:style style:name="T8" style:family="text">
      <style:text-properties fo:color="#2a6099" loext:opacity="100%" style:text-underline-style="none" officeooo:rsid="000b2038" fo:background-color="transparent" loext:char-shading-value="0"/>
    </style:style>
    <style:style style:name="T9" style:family="text">
      <style:text-properties fo:color="#2a6099" loext:opacity="100%" style:text-underline-style="none" officeooo:rsid="00097e41"/>
    </style:style>
    <style:style style:name="T10" style:family="text">
      <style:text-properties fo:color="#2a6099" loext:opacity="100%" style:text-underline-style="none" officeooo:rsid="000b2038"/>
    </style:style>
    <style:style style:name="T11" style:family="text">
      <style:text-properties fo:color="#2a6099" loext:opacity="100%" style:text-underline-style="none" officeooo:rsid="000fd43d"/>
    </style:style>
    <style:style style:name="T12" style:family="text">
      <style:text-properties fo:color="#ff8000" loext:opacity="100%" style:text-underline-style="solid" style:text-underline-width="auto" style:text-underline-color="font-color"/>
    </style:style>
    <style:style style:name="T13" style:family="text">
      <style:text-properties fo:color="#800080" loext:opacity="100%"/>
    </style:style>
    <style:style style:name="T14" style:family="text">
      <style:text-properties fo:color="#800080" loext:opacity="100%" style:text-underline-style="solid" style:text-underline-width="auto" style:text-underline-color="font-color"/>
    </style:style>
    <style:style style:name="T15" style:family="text">
      <style:text-properties fo:color="#800080" loext:opacity="100%" style:text-underline-style="solid" style:text-underline-width="auto" style:text-underline-color="font-color" officeooo:rsid="000b2038" fo:background-color="transparent" loext:char-shading-value="0"/>
    </style:style>
    <style:style style:name="T16" style:family="text">
      <style:text-properties fo:color="#800080" loext:opacity="100%" style:text-underline-style="solid" style:text-underline-width="auto" style:text-underline-color="font-color" officeooo:rsid="000b2038"/>
    </style:style>
    <style:style style:name="T17" style:family="text">
      <style:text-properties fo:color="#800080" loext:opacity="100%" style:text-underline-style="solid" style:text-underline-width="auto" style:text-underline-color="font-color" officeooo:rsid="0010f323"/>
    </style:style>
    <style:style style:name="T18" style:family="text">
      <style:text-properties fo:color="#800080" loext:opacity="100%" style:text-underline-style="none"/>
    </style:style>
    <style:style style:name="T19" style:family="text">
      <style:text-properties fo:color="#800080" loext:opacity="100%" officeooo:rsid="000b2038"/>
    </style:style>
    <style:style style:name="T20" style:family="text">
      <style:text-properties fo:color="#800080" loext:opacity="100%" officeooo:rsid="000b2038" fo:background-color="transparent" loext:char-shading-value="0"/>
    </style:style>
    <style:style style:name="T21" style:family="text">
      <style:text-properties fo:color="#800080" loext:opacity="100%" officeooo:rsid="000dda05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0b2038"/>
    </style:style>
    <style:style style:name="T24" style:family="text">
      <style:text-properties style:text-underline-style="solid" style:text-underline-width="auto" style:text-underline-color="font-color" officeooo:rsid="000b2038" fo:background-color="transparent" loext:char-shading-value="0"/>
    </style:style>
    <style:style style:name="T25" style:family="text">
      <style:text-properties style:text-underline-style="solid" style:text-underline-width="auto" style:text-underline-color="font-color" officeooo:rsid="000c94b2" fo:background-color="transparent" loext:char-shading-value="0"/>
    </style:style>
    <style:style style:name="T26" style:family="text">
      <style:text-properties style:text-underline-style="solid" style:text-underline-width="auto" style:text-underline-color="font-color" officeooo:rsid="000dda05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officeooo:rsid="000b2038"/>
    </style:style>
    <style:style style:name="T29" style:family="text">
      <style:text-properties style:text-underline-style="none" officeooo:rsid="000b2038" fo:background-color="transparent" loext:char-shading-value="0"/>
    </style:style>
    <style:style style:name="T30" style:family="text">
      <style:text-properties style:text-underline-style="none" officeooo:rsid="000fd43d" fo:background-color="transparent" loext:char-shading-value="0"/>
    </style:style>
    <style:style style:name="T31" style:family="text">
      <style:text-properties style:text-underline-style="none" officeooo:rsid="000c94b2"/>
    </style:style>
    <style:style style:name="T32" style:family="text">
      <style:text-properties style:text-underline-style="none" officeooo:rsid="000dda05"/>
    </style:style>
    <style:style style:name="T33" style:family="text">
      <style:text-properties style:text-underline-style="none" officeooo:rsid="000de0b5"/>
    </style:style>
    <style:style style:name="T34" style:family="text">
      <style:text-properties style:text-underline-style="none" officeooo:rsid="000fd43d"/>
    </style:style>
    <style:style style:name="T35" style:family="text">
      <style:text-properties officeooo:rsid="000b2038"/>
    </style:style>
    <style:style style:name="T36" style:family="text">
      <style:text-properties fo:color="#00a933" loext:opacity="100%"/>
    </style:style>
    <style:style style:name="T37" style:family="text">
      <style:text-properties fo:color="#00a933" loext:opacity="100%" officeooo:rsid="000b2038" fo:background-color="transparent" loext:char-shading-value="0"/>
    </style:style>
    <style:style style:name="T38" style:family="text">
      <style:text-properties fo:color="#00a933" loext:opacity="100%" officeooo:rsid="000b2038"/>
    </style:style>
    <style:style style:name="T39" style:family="text">
      <style:text-properties fo:color="#00a933" loext:opacity="100%" style:text-underline-style="solid" style:text-underline-width="auto" style:text-underline-color="font-color"/>
    </style:style>
    <style:style style:name="T40" style:family="text">
      <style:text-properties fo:color="#00a933" loext:opacity="100%" style:text-underline-style="solid" style:text-underline-width="auto" style:text-underline-color="font-color" officeooo:rsid="000b2038" fo:background-color="transparent" loext:char-shading-value="0"/>
    </style:style>
    <style:style style:name="T41" style:family="text">
      <style:text-properties fo:color="#00a933" loext:opacity="100%" style:text-underline-style="solid" style:text-underline-width="auto" style:text-underline-color="font-color" officeooo:rsid="000b2038"/>
    </style:style>
    <style:style style:name="T42" style:family="text">
      <style:text-properties fo:color="#00a933" loext:opacity="100%" style:text-underline-style="solid" style:text-underline-width="auto" style:text-underline-color="font-color" officeooo:rsid="000c94b2"/>
    </style:style>
    <style:style style:name="T43" style:family="text">
      <style:text-properties fo:color="#00a933" loext:opacity="100%" style:text-underline-style="solid" style:text-underline-width="auto" style:text-underline-color="font-color" officeooo:rsid="000fd43d"/>
    </style:style>
    <style:style style:name="T44" style:family="text">
      <style:text-properties fo:color="#00a933" loext:opacity="100%" style:text-underline-style="none"/>
    </style:style>
    <style:style style:name="T45" style:family="text">
      <style:text-properties fo:color="#00a933" loext:opacity="100%" style:text-underline-style="none" officeooo:rsid="000b2038"/>
    </style:style>
    <style:style style:name="T46" style:family="text">
      <style:text-properties fo:color="#00a933" loext:opacity="100%" style:text-underline-style="none" officeooo:rsid="000b2038" fo:background-color="transparent" loext:char-shading-value="0"/>
    </style:style>
    <style:style style:name="T47" style:family="text">
      <style:text-properties officeooo:rsid="000c94b2"/>
    </style:style>
    <style:style style:name="T48" style:family="text">
      <style:text-properties officeooo:rsid="000dda05"/>
    </style:style>
    <style:style style:name="T49" style:family="text">
      <style:text-properties officeooo:rsid="000de0b5"/>
    </style:style>
    <style:style style:name="T50" style:family="text">
      <style:text-properties officeooo:rsid="000fd43d"/>
    </style:style>
    <style:style style:name="T51" style:family="text">
      <style:text-properties officeooo:rsid="00137a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&lt;A <text:span text:style-name="T50">|</text:span> <text:s text:c="5"/><text:span text:style-name="T1">&lt;A </text:span><text:span text:style-name="T34">|</text:span><text:span text:style-name="T3"> 0 <text:s text:c="3"/></text:span><text:span text:style-name="T12"><text:s/>A&gt;</text:span><text:span text:style-name="T34">|</text:span><text:span text:style-name="T13"> 6 <text:s text:c="3"/></text:span><text:span text:style-name="T22"><text:s/></text:span><text:span text:style-name="T23">B </text:span><text:span text:style-name="T34">|</text:span><text:span text:style-name="T41"> </text:span><text:span text:style-name="T40">9&gt;</text:span><text:span text:style-name="T46"> <text:s text:c="2"/></text:span><text:span text:style-name="T24"><text:s/>A </text:span><text:span text:style-name="T30">|</text:span><text:span text:style-name="T37"> </text:span><text:span text:style-name="T20">6 <text:s text:c="3"/></text:span><text:span text:style-name="T29"><text:s/>9 </text:span><text:span text:style-name="T30">|</text:span><text:span text:style-name="T15"> 6&gt;</text:span></text:p>
      <text:p text:style-name="P3"><text:s/>3&gt;<text:span text:style-name="T50">|</text:span> <text:s text:c="5"/><text:span text:style-name="T1"><text:s/></text:span><text:span text:style-name="T2">8</text:span><text:span text:style-name="T1">&gt;</text:span><text:span text:style-name="T34">|</text:span><text:span text:style-name="T3"> 1 <text:s text:c="3"/></text:span><text:span text:style-name="T12">&lt;B </text:span><text:span text:style-name="T34">|</text:span> <text:span text:style-name="T13">7 <text:s text:c="6"/></text:span><text:span text:style-name="T34">|</text:span><text:span text:style-name="T43">&lt;</text:span><text:span text:style-name="T41">A </text:span><text:span text:style-name="T45"><text:s text:c="3"/></text:span><text:span text:style-name="T35"><text:s/>B </text:span><text:span text:style-name="T34">|</text:span><text:span text:style-name="T38"> </text:span><text:span text:style-name="T19">7 <text:s text:c="3"/></text:span><text:span text:style-name="T35"><text:s/>A </text:span><text:span text:style-name="T34">|</text:span><text:span text:style-name="T16"> 7&gt;</text:span></text:p>
      <text:p text:style-name="P3"><text:s/>5&gt;<text:span text:style-name="T50">|</text:span> <text:s text:c="5"/><text:span text:style-name="T1"><text:s/>7&gt;</text:span><text:span text:style-name="T34">|</text:span><text:span text:style-name="T3"> 4 <text:s text:c="3"/></text:span><text:span text:style-name="T12"><text:s/>9&gt;</text:span><text:span text:style-name="T34">|</text:span> <text:span text:style-name="T13">8 <text:s text:c="6"/></text:span><text:span text:style-name="T34">|</text:span><text:span text:style-name="T13"> </text:span><text:span text:style-name="T19">6 <text:s text:c="3"/></text:span><text:span text:style-name="T3"><text:s text:c="3"/></text:span><text:span text:style-name="T34">|</text:span><text:span text:style-name="T3"> </text:span><text:span text:style-name="T19">8 <text:s text:c="3"/></text:span><text:span text:style-name="T35"><text:s/>B </text:span><text:span text:style-name="T34">|</text:span><text:span text:style-name="T16">&lt;8 </text:span></text:p>
      <text:p text:style-name="P3">&lt;<text:span text:style-name="T51">8</text:span> <text:span text:style-name="T50">|</text:span> <text:s text:c="5"/><text:span text:style-name="T1"><text:s/></text:span><text:span text:style-name="T2">6</text:span><text:span text:style-name="T1">&gt;</text:span><text:span text:style-name="T34">|</text:span><text:span text:style-name="T3"> 2 <text:s text:c="3"/></text:span><text:s text:c="3"/><text:span text:style-name="T34">|</text:span> <text:span text:style-name="T3">0 <text:s text:c="6"/></text:span><text:span text:style-name="T34">|</text:span><text:span text:style-name="T3"> </text:span><text:span text:style-name="T19">7 <text:s text:c="3"/></text:span><text:span text:style-name="T3"><text:s text:c="3"/></text:span><text:span text:style-name="T34">|</text:span><text:span text:style-name="T3"> </text:span><text:span text:style-name="T6">0 <text:s text:c="6"/></text:span><text:span text:style-name="T34">|</text:span><text:span text:style-name="T3"> </text:span><text:span text:style-name="T6">0 </text:span></text:p>
      <text:p text:style-name="P3"><text:s/>2&gt;<text:span text:style-name="T50">|</text:span> <text:s text:c="5"/><text:span text:style-name="T1">&lt;B </text:span><text:span text:style-name="T34">|</text:span><text:span text:style-name="T3"> 5 <text:s text:c="3"/></text:span><text:s text:c="3"/><text:span text:style-name="T34">|</text:span> <text:span text:style-name="T3">1 <text:s text:c="6"/></text:span><text:span text:style-name="T34">|</text:span><text:span text:style-name="T3"> </text:span><text:span text:style-name="T19">8 <text:s text:c="3"/></text:span><text:span text:style-name="T5"><text:s text:c="3"/></text:span><text:span text:style-name="T34">|</text:span><text:span text:style-name="T5"> </text:span><text:span text:style-name="T6">1 <text:s text:c="3"/></text:span><text:span text:style-name="T5"><text:s text:c="3"/></text:span><text:span text:style-name="T34">|</text:span><text:span text:style-name="T5"> </text:span><text:span text:style-name="T6">1 </text:span></text:p>
      <text:p text:style-name="P3"><text:s/>4&gt;<text:span text:style-name="T50">|</text:span> <text:s text:c="5"/><text:span text:style-name="T1">&lt;9 </text:span><text:span text:style-name="T34">|</text:span><text:span text:style-name="T3"> 3 <text:s text:c="3"/></text:span><text:s text:c="3"/><text:span text:style-name="T34">|</text:span> <text:span text:style-name="T3">4 <text:s text:c="6"/></text:span><text:span text:style-name="T34">|</text:span><text:span text:style-name="T3"> </text:span><text:span text:style-name="T6">0</text:span><text:span text:style-name="T19"> <text:s text:c="3"/></text:span><text:span text:style-name="T5"><text:s text:c="3"/></text:span><text:span text:style-name="T34">|</text:span><text:span text:style-name="T5"> </text:span><text:span text:style-name="T6">4 <text:s text:c="3"/></text:span><text:span text:style-name="T5"><text:s text:c="3"/></text:span><text:span text:style-name="T34">|</text:span><text:span text:style-name="T5"> </text:span><text:span text:style-name="T6">4 </text:span></text:p>
      <text:p text:style-name="P3">&lt;7 <text:span text:style-name="T50">|</text:span> <text:s text:c="18"/><text:span text:style-name="T34">|</text:span> <text:span text:style-name="T5">2 <text:s text:c="6"/></text:span><text:span text:style-name="T34">|</text:span><text:span text:style-name="T5"> </text:span><text:span text:style-name="T6">1</text:span><text:span text:style-name="T19"> <text:s text:c="3"/></text:span><text:span text:style-name="T5"><text:s text:c="3"/></text:span><text:span text:style-name="T34">|</text:span><text:span text:style-name="T5"> </text:span><text:span text:style-name="T6">2 <text:s text:c="3"/></text:span><text:span text:style-name="T5"><text:s text:c="3"/></text:span><text:span text:style-name="T34">|</text:span><text:span text:style-name="T5"> </text:span><text:span text:style-name="T6">2 </text:span></text:p>
      <text:p text:style-name="P3">&lt;<text:span text:style-name="T51">6</text:span> <text:span text:style-name="T50">|</text:span> <text:s text:c="18"/><text:span text:style-name="T34">|</text:span> <text:span text:style-name="T5">5 <text:s text:c="6"/></text:span><text:span text:style-name="T34">|</text:span><text:span text:style-name="T5"> </text:span><text:span text:style-name="T6">4</text:span><text:span text:style-name="T19"> <text:s text:c="3"/></text:span><text:s text:c="3"/><text:span text:style-name="T34">|</text:span><text:span text:style-name="T3"> </text:span><text:span text:style-name="T6">5 <text:s text:c="3"/></text:span><text:s text:c="3"/><text:span text:style-name="T34">|</text:span><text:span text:style-name="T3"> </text:span><text:span text:style-name="T6">5 </text:span></text:p>
      <text:p text:style-name="P3"><text:s/>1&gt;<text:span text:style-name="T50">|</text:span> <text:s text:c="18"/><text:span text:style-name="T34">|</text:span> <text:span text:style-name="T5">3 <text:s text:c="6"/></text:span><text:span text:style-name="T34">|</text:span><text:span text:style-name="T5"> </text:span><text:span text:style-name="T6">2</text:span><text:span text:style-name="T19"> <text:s text:c="3"/></text:span><text:s text:c="3"/><text:span text:style-name="T34">|</text:span> <text:span text:style-name="T6">3 <text:s text:c="3"/></text:span><text:s text:c="3"/><text:span text:style-name="T34">|</text:span> <text:span text:style-name="T6">3 </text:span></text:p>
      <text:p text:style-name="P3"><text:s/>0&gt;<text:span text:style-name="T50">|</text:span> <text:s text:c="28"/><text:span text:style-name="T34">|</text:span><text:span text:style-name="T3"> </text:span><text:span text:style-name="T6">5</text:span><text:span text:style-name="T19"> <text:s text:c="6"/></text:span><text:span text:style-name="T34">|</text:span><text:span text:style-name="T23"> 9 </text:span><text:span text:style-name="T28"><text:s text:c="10"/></text:span></text:p>
      <text:p text:style-name="P3">&lt;B <text:span text:style-name="T50">|</text:span> <text:s text:c="28"/><text:span text:style-name="T34">|</text:span> <text:span text:style-name="T6">3 <text:s text:c="2"/></text:span><text:s text:c="10"/><text:span text:style-name="T6"><text:s text:c="8"/></text:span></text:p>
      <text:p text:style-name="P3">&lt;9 <text:span text:style-name="T50">|</text:span> <text:s text:c="52"/></text:p>
      <text:p text:style-name="P1"/>
      <text:p text:style-name="P1"/>
      <text:p text:style-name="P3"><text:span text:style-name="T24"><text:s/></text:span><text:span text:style-name="T25">8 </text:span><text:span text:style-name="T30">|</text:span><text:span text:style-name="T7"> </text:span><text:span text:style-name="T8">0 <text:tab/></text:span><text:span text:style-name="T22"> 7 </text:span><text:span text:style-name="T34">|</text:span><text:span text:style-name="T22"> 6 </text:span><text:tab/> 6 <text:span text:style-name="T34">|</text:span><text:span text:style-name="T4"> 0&gt;</text:span><text:tab/><text:span text:style-name="T12"> 3&gt;</text:span><text:span text:style-name="T34">|</text:span><text:span text:style-name="T13"> 0 <text:tab/></text:span> 6 <text:span text:style-name="T34">|</text:span><text:span text:style-name="T44"> 4 <text:tab/> </text:span><text:span text:style-name="T33">5</text:span><text:span text:style-name="T27"> </text:span><text:span text:style-name="T34">|</text:span><text:span text:style-name="T39">&lt;4 </text:span></text:p>
      <text:p text:style-name="P3"><text:span text:style-name="T28"><text:s/></text:span><text:span text:style-name="T31">9 </text:span><text:span text:style-name="T34">|</text:span><text:span text:style-name="T11"> </text:span><text:span text:style-name="T10">1 <text:tab/></text:span> 8 <text:span text:style-name="T34">|</text:span><text:span text:style-name="T3"> 0 </text:span><text:tab/> 7 <text:span text:style-name="T34">|</text:span><text:span text:style-name="T4"> 1&gt;</text:span><text:tab/><text:span text:style-name="T12">&lt;5 </text:span><text:span text:style-name="T34">|</text:span><text:span text:style-name="T13"> 1 <text:tab/></text:span> 7 <text:span text:style-name="T34">|</text:span><text:span text:style-name="T44"> 3 <text:tab/> </text:span><text:span text:style-name="T33">6</text:span><text:span text:style-name="T27"> </text:span><text:span text:style-name="T34">|</text:span><text:span text:style-name="T39"> 3&gt;</text:span></text:p>
      <text:p text:style-name="P3"><text:span text:style-name="T28"><text:s/></text:span><text:span text:style-name="T31">A </text:span><text:span text:style-name="T34">|</text:span><text:span text:style-name="T9"> </text:span><text:span text:style-name="T10">4 </text:span><text:tab/> 9 <text:span text:style-name="T34">|</text:span><text:span text:style-name="T3"> 1 </text:span><text:tab/> 8 <text:span text:style-name="T34">|</text:span><text:span text:style-name="T4">&lt;4 </text:span><text:tab/><text:span text:style-name="T12"> 4&gt;</text:span><text:span text:style-name="T34">|</text:span><text:span text:style-name="T13"> 2 <text:tab/></text:span> 8 <text:span text:style-name="T34">|</text:span><text:span text:style-name="T13"> 0 <text:tab/> </text:span><text:span text:style-name="T49">7</text:span> <text:span text:style-name="T34">|</text:span><text:span text:style-name="T13"> 0 </text:span></text:p>
      <text:p text:style-name="P3"><text:span text:style-name="T35"><text:s/></text:span><text:span text:style-name="T47">B </text:span><text:span text:style-name="T50">|</text:span><text:span text:style-name="T5"> </text:span><text:span text:style-name="T6">2 </text:span><text:tab/> A <text:span text:style-name="T34">|</text:span><text:span text:style-name="T3"> 4 </text:span><text:tab/> 9 <text:span text:style-name="T34">|</text:span><text:span text:style-name="T4"> 2&gt;</text:span><text:tab/> <text:span text:style-name="T48">6 </text:span><text:span text:style-name="T34">|</text:span><text:span text:style-name="T48"> <text:s text:c="2"/><text:tab/> 9 </text:span><text:span text:style-name="T34">|</text:span><text:span text:style-name="T21"> 1 <text:tab/> </text:span><text:span text:style-name="T49">8</text:span><text:span text:style-name="T48"> </text:span><text:span text:style-name="T34">|</text:span><text:span text:style-name="T21"> 1 </text:span></text:p>
      <text:p text:style-name="P3"><text:s text:c="3"/><text:span text:style-name="T34">|</text:span><text:span text:style-name="T3"> </text:span><text:span text:style-name="T6">5 </text:span><text:tab/> B <text:span text:style-name="T34">|</text:span><text:span text:style-name="T3"> 2 </text:span><text:tab/> A <text:span text:style-name="T34">|</text:span><text:span text:style-name="T4">&lt;5 </text:span><text:tab/> <text:span text:style-name="T48">7 </text:span><text:span text:style-name="T34">|</text:span><text:span text:style-name="T48"> <text:s text:c="2"/><text:tab/> A </text:span><text:span text:style-name="T34">|</text:span><text:span text:style-name="T21"> 2 <text:tab/> </text:span><text:span text:style-name="T49">9</text:span><text:span text:style-name="T48"> </text:span><text:span text:style-name="T34">|</text:span><text:span text:style-name="T21"> 2 </text:span></text:p>
      <text:p text:style-name="P3"><text:s text:c="3"/><text:span text:style-name="T34">|</text:span> <text:span text:style-name="T6">3 </text:span><text:tab/> <text:s text:c="2"/><text:span text:style-name="T34">|</text:span><text:span text:style-name="T3"> 5 </text:span><text:tab/> B <text:span text:style-name="T34">|</text:span><text:span text:style-name="T4">&lt;3 </text:span><text:tab/> <text:span text:style-name="T48">8 </text:span><text:span text:style-name="T34">|</text:span><text:span text:style-name="T48"> <text:s text:c="2"/><text:tab/> B </text:span><text:span text:style-name="T34">|</text:span><text:span text:style-name="T48"> <text:s text:c="2"/><text:tab/> </text:span><text:span text:style-name="T49">A </text:span><text:span text:style-name="T34">|</text:span><text:span text:style-name="T49"> <text:s text:c="2"/></text:span></text:p>
      <text:p text:style-name="P3"><text:s text:c="3"/><text:span text:style-name="T34">|</text:span><text:span text:style-name="T39"> </text:span><text:span text:style-name="T42">6</text:span><text:span text:style-name="T41">&gt;</text:span><text:tab/> <text:s text:c="2"/><text:span text:style-name="T34">|</text:span><text:span text:style-name="T3"> 3 </text:span><text:tab/><text:tab/><text:tab/> <text:span text:style-name="T48">9 </text:span><text:span text:style-name="T34">|</text:span><text:span text:style-name="T48"> <text:s text:c="2"/><text:tab/></text:span><text:span text:style-name="T26"> 5 </text:span><text:span text:style-name="T34">|</text:span><text:span text:style-name="T48"> <text:s text:c="2"/><text:tab/> </text:span><text:span text:style-name="T49">B </text:span><text:span text:style-name="T34">|</text:span><text:span text:style-name="T49"> <text:s text:c="2"/></text:span></text:p>
      <text:p text:style-name="P3"><text:s text:c="3"/><text:span text:style-name="T34">|</text:span><text:span text:style-name="T39">&lt;</text:span><text:span text:style-name="T42">7</text:span><text:span text:style-name="T41"> </text:span><text:tab/> <text:s text:c="6"/><text:tab/> <text:s text:c="6"/><text:tab/> <text:span text:style-name="T48">A </text:span><text:span text:style-name="T34">|</text:span><text:span text:style-name="T48"> <text:s text:c="2"/><text:tab/></text:span> <text:s text:c="6"/><text:span text:style-name="T48"><text:tab/> <text:s text:c="6"/></text:span></text:p>
      <text:p text:style-name="P3"><text:s text:c="7"/><text:tab/> <text:s text:c="6"/><text:tab/> <text:s text:c="6"/><text:tab/> <text:span text:style-name="T48">B </text:span><text:span text:style-name="T34">|</text:span><text:span text:style-name="T48"> <text:s text:c="2"/><text:tab/></text:span> <text:s text:c="6"/><text:span text:style-name="T48"><text:tab/> <text:s text:c="6"/></text:span></text:p>
      <text:p text:style-name="P2"/>
      <text:p text:style-name="P2"/>
      <text:p text:style-name="P4"><text:s/>4 <text:span text:style-name="T34">|</text:span><text:span text:style-name="T18"> 0 <text:s text:c="3"/></text:span><text:span text:style-name="T27"><text:s/>3 </text:span><text:span text:style-name="T34">|</text:span><text:span text:style-name="T13"> 0&gt;</text:span><text:span text:style-name="T18"> <text:s text:c="2"/></text:span><text:s/>2 <text:span text:style-name="T34">|</text:span><text:span text:style-name="T36"> 0&gt;</text:span><text:span text:style-name="T44"> <text:s text:c="2"/></text:span><text:s/>1 <text:span text:style-name="T34">|</text:span> 0 <text:span text:style-name="T27"><text:s text:c="4"/></text:span><text:span text:style-name="T33">0 </text:span><text:span text:style-name="T34">|</text:span><text:span text:style-name="T33"> <text:s text:c="2"/></text:span></text:p>
      <text:p text:style-name="P3"><text:span text:style-name="T27"><text:s/>5 </text:span><text:span text:style-name="T34">|</text:span><text:span text:style-name="T18"> 1 <text:s text:c="3"/></text:span><text:span text:style-name="T27"><text:s/>4 </text:span><text:span text:style-name="T34">|</text:span><text:span text:style-name="T14"> 1&gt;</text:span><text:span text:style-name="T18"> <text:s text:c="2"/></text:span><text:span text:style-name="T27"><text:s/>3 </text:span><text:span text:style-name="T34">|</text:span><text:span text:style-name="T39">&lt;1 </text:span><text:span text:style-name="T44"><text:s text:c="3"/></text:span><text:s/>2 <text:span text:style-name="T34">|</text:span> <text:s text:c="6"/><text:span text:style-name="T49">1 </text:span><text:span text:style-name="T34">|</text:span><text:span text:style-name="T49"> <text:s text:c="2"/></text:span></text:p>
      <text:p text:style-name="P3"><text:s/>6 <text:span text:style-name="T34">|</text:span><text:span text:style-name="T13"> 2 <text:s text:c="3"/></text:span><text:s/>5 <text:span text:style-name="T34">|</text:span><text:span text:style-name="T17">&lt;</text:span><text:span text:style-name="T14">2 </text:span><text:span text:style-name="T18"><text:s text:c="4"/></text:span><text:span text:style-name="T32">4 </text:span><text:span text:style-name="T34">| </text:span><text:span text:style-name="T32"><text:s text:c="5"/></text:span><text:s/>3 <text:span text:style-name="T34">|</text:span> <text:s text:c="6"/><text:span text:style-name="T49">2 </text:span><text:span text:style-name="T34">|</text:span><text:span text:style-name="T49"> <text:s text:c="2"/></text:span></text:p>
      <text:p text:style-name="P3"><text:span text:style-name="T48"><text:s/>7 </text:span><text:span text:style-name="T34">|</text:span><text:span text:style-name="T26"> 3 </text:span><text:span text:style-name="T32"><text:s text:c="4"/>6 </text:span><text:span text:style-name="T34">|</text:span><text:span text:style-name="T32"> <text:s text:c="6"/>5 </text:span><text:span text:style-name="T34">|</text:span><text:span text:style-name="T32"> <text:s text:c="5"/></text:span><text:s/>4 <text:span text:style-name="T34">|</text:span> <text:s text:c="6"/><text:span text:style-name="T49">3 </text:span><text:span text:style-name="T34">|</text:span><text:span text:style-name="T49"> <text:s text:c="2"/></text:span></text:p>
      <text:p text:style-name="P3"><text:span text:style-name="T48"><text:s/>8 </text:span><text:span text:style-name="T34">|</text:span><text:span text:style-name="T48"> <text:s text:c="6"/>7 </text:span><text:span text:style-name="T34">|</text:span><text:span text:style-name="T48"> <text:s text:c="6"/>6 </text:span><text:span text:style-name="T34">|</text:span><text:span text:style-name="T48"> <text:s text:c="5"/></text:span><text:s/>5 <text:span text:style-name="T34">|</text:span> <text:s text:c="6"/><text:span text:style-name="T49">4 </text:span><text:span text:style-name="T34">|</text:span><text:span text:style-name="T49"> <text:s text:c="2"/></text:span></text:p>
      <text:p text:style-name="P3"><text:span text:style-name="T48"><text:s/>9 </text:span><text:span text:style-name="T34">|</text:span><text:span text:style-name="T48"> <text:s text:c="6"/>8 </text:span><text:span text:style-name="T34">|</text:span><text:span text:style-name="T48"> <text:s text:c="6"/>7 </text:span><text:span text:style-name="T34">|</text:span><text:span text:style-name="T48"> <text:s text:c="4"/></text:span><text:s text:c="2"/>6 <text:span text:style-name="T34">|</text:span> <text:s text:c="6"/><text:span text:style-name="T49">5 </text:span><text:span text:style-name="T34">|</text:span><text:span text:style-name="T49"> <text:s text:c="2"/></text:span></text:p>
      <text:p text:style-name="P3"><text:span text:style-name="T48"><text:s/>A </text:span><text:span text:style-name="T34">|</text:span><text:span text:style-name="T48"> <text:s text:c="6"/>9 </text:span><text:span text:style-name="T34">|</text:span><text:span text:style-name="T48"> <text:s text:c="6"/>8 </text:span><text:span text:style-name="T34">|</text:span><text:span text:style-name="T48"> <text:s text:c="5"/></text:span><text:s/>7 <text:span text:style-name="T34">|</text:span> <text:s text:c="6"/><text:span text:style-name="T49">6 </text:span><text:span text:style-name="T34">|</text:span><text:span text:style-name="T49"> <text:s text:c="2"/></text:span></text:p>
      <text:p text:style-name="P3"><text:span text:style-name="T48"><text:s/>B </text:span><text:span text:style-name="T34">|</text:span><text:span text:style-name="T48"> <text:s text:c="6"/>A </text:span><text:span text:style-name="T34">|</text:span><text:span text:style-name="T48"> <text:s text:c="6"/>9 </text:span><text:span text:style-name="T34">|</text:span><text:span text:style-name="T48"> <text:s text:c="5"/></text:span><text:s/>8 <text:span text:style-name="T34">|</text:span> <text:s text:c="6"/><text:span text:style-name="T49">7 </text:span><text:span text:style-name="T34">|</text:span><text:span text:style-name="T49"> <text:s text:c="2"/></text:span></text:p>
      <text:p text:style-name="P3"><text:s text:c="21"/><text:span text:style-name="T48">B </text:span><text:span text:style-name="T34">|</text:span><text:span text:style-name="T48"> <text:s text:c="5"/></text:span><text:s/>9 <text:span text:style-name="T34">|</text:span> <text:s text:c="6"/><text:span text:style-name="T49">8 </text:span><text:span text:style-name="T34">|</text:span><text:span text:style-name="T49"> <text:s text:c="2"/></text:span></text:p>
      <text:p text:style-name="P3"><text:s text:c="31"/>A <text:span text:style-name="T34">|</text:span> <text:s text:c="6"/><text:span text:style-name="T49">9 </text:span><text:span text:style-name="T34">|</text:span><text:span text:style-name="T49"> <text:s text:c="2"/></text:span></text:p>
      <text:p text:style-name="P3"><text:s text:c="31"/>B <text:span text:style-name="T34">|</text:span> <text:s text:c="6"/><text:span text:style-name="T49">A </text:span><text:span text:style-name="T34">|</text:span><text:span text:style-name="T49"> <text:s text:c="2"/></text:span></text:p>
      <text:p text:style-name="P3"><text:s text:c="41"/><text:span text:style-name="T49">B </text:span><text:span text:style-name="T34">|</text:span><text:span text:style-name="T49"> <text:s text:c="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8-17T17:00:01.245000000</meta:creation-date>
    <dc:date>2024-08-18T02:59:45.165000000</dc:date>
    <meta:editing-duration>PT8M51S</meta:editing-duration>
    <meta:editing-cycles>2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33" meta:word-count="329" meta:character-count="1665" meta:non-whitespace-character-count="395"/>
  </office:meta>
</office:document-meta>
</file>